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20e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 table:number-rows-repeated="13">
          <table:table-cell table:number-columns-repeated="2"/>
        </table:table-row>
        <table:table-row table:style-name="ro1">
          <table:table-cell office:value-type="string" calcext:value-type="string">
            <text:p>Using camera setting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wb tem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ghtness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constras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xposure 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ar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turation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3">
          <table:table-cell table:style-name="ce1"/>
          <table:table-cell table:style-name="ce3" office:value-type="string" calcext:value-type="string">
            <text:p>GREEN HSV</text:p>
          </table:table-cell>
          <table:table-cell table:style-name="ce3" table:number-columns-repeated="2"/>
          <table:table-cell table:style-name="ce1"/>
          <table:table-cell table:style-name="ce1" office:value-type="string" calcext:value-type="string">
            <text:p>WHITE HSV</text:p>
          </table:table-cell>
          <table:table-cell table:style-name="ce1" table:number-columns-repeated="3"/>
          <table:table-cell table:style-name="ce5" office:value-type="string" calcext:value-type="string">
            <text:p>ORANGE HSV</text:p>
          </table:table-cell>
          <table:table-cell table:style-name="ce5" table:number-columns-repeated="2"/>
          <table:table-cell table:style-name="ce1"/>
          <table:table-cell table:style-name="ce7" office:value-type="string" calcext:value-type="string">
            <text:p>YELLOW HSV (plastic goals)</text:p>
          </table:table-cell>
          <table:table-cell table:style-name="ce7" table:number-columns-repeated="2"/>
          <table:table-cell table:style-name="ce1" table:number-columns-repeated="1008"/>
        </table:table-row>
        <table:table-row table:style-name="ro3">
          <table:table-cell/>
          <table:table-cell table:style-name="ce4" table:number-columns-repeated="3"/>
          <table:table-cell table:number-columns-repeated="5"/>
          <table:table-cell table:style-name="ce6" table:number-columns-repeated="3"/>
          <table:table-cell/>
          <table:table-cell table:style-name="ce8" table:number-columns-repeated="3"/>
          <table:table-cell table:number-columns-repeated="1008"/>
        </table:table-row>
        <table:table-row table:style-name="ro2">
          <table:table-cell table:style-name="ce1" office:value-type="string" calcext:value-type="string">
            <text:p>min</text:p>
          </table:table-cell>
          <table:table-cell table:style-name="ce1" table:formula="of:=MIN([.B8:.B97])" office:value-type="float" office:value="84" calcext:value-type="float">
            <text:p>84</text:p>
          </table:table-cell>
          <table:table-cell table:style-name="ce1" table:formula="of:=MIN([.C8:.C97])" office:value-type="float" office:value="198" calcext:value-type="float">
            <text:p>198</text:p>
          </table:table-cell>
          <table:table-cell table:style-name="ce1" table:formula="of:=MIN([.D8:.D97])" office:value-type="float" office:value="85" calcext:value-type="float">
            <text:p>85</text:p>
          </table:table-cell>
          <table:table-cell table:style-name="ce1"/>
          <table:table-cell table:style-name="ce1" table:formula="of:=MIN([.F8:.F97])" office:value-type="float" office:value="78" calcext:value-type="float">
            <text:p>78</text:p>
          </table:table-cell>
          <table:table-cell table:style-name="ce1" table:formula="of:=MIN([.G8:.G97])" office:value-type="float" office:value="4" calcext:value-type="float">
            <text:p>4</text:p>
          </table:table-cell>
          <table:table-cell table:style-name="ce1" table:formula="of:=MIN([.H8:.H97])" office:value-type="float" office:value="160" calcext:value-type="float">
            <text:p>160</text:p>
          </table:table-cell>
          <table:table-cell table:style-name="ce1"/>
          <table:table-cell table:style-name="ce1" table:formula="of:=MIN([.J8:.J97])" office:value-type="float" office:value="3" calcext:value-type="float">
            <text:p>3</text:p>
          </table:table-cell>
          <table:table-cell table:style-name="ce1" table:formula="of:=MIN([.K8:.K97])" office:value-type="float" office:value="153" calcext:value-type="float">
            <text:p>153</text:p>
          </table:table-cell>
          <table:table-cell table:style-name="ce1" table:formula="of:=MIN([.L8:.L97])" office:value-type="float" office:value="40" calcext:value-type="float">
            <text:p>40</text:p>
          </table:table-cell>
          <table:table-cell table:style-name="ce1"/>
          <table:table-cell table:style-name="ce1" table:formula="of:=MIN([.N8:.N97])" office:value-type="float" office:value="54" calcext:value-type="float">
            <text:p>54</text:p>
          </table:table-cell>
          <table:table-cell table:style-name="ce1" table:formula="of:=MIN([.O8:.O97])" office:value-type="float" office:value="196" calcext:value-type="float">
            <text:p>196</text:p>
          </table:table-cell>
          <table:table-cell table:style-name="ce1" table:formula="of:=MIN([.P8:.P97])" office:value-type="float" office:value="103" calcext:value-type="float">
            <text:p>103</text:p>
          </table:table-cell>
          <table:table-cell table:style-name="ce1" table:number-columns-repeated="1008"/>
        </table:table-row>
        <table:table-row table:style-name="ro2">
          <table:table-cell table:style-name="ce1" office:value-type="string" calcext:value-type="string">
            <text:p>max</text:p>
          </table:table-cell>
          <table:table-cell table:style-name="ce1" table:formula="of:=MAX([.B10:.B99])" office:value-type="float" office:value="104" calcext:value-type="float">
            <text:p>104</text:p>
          </table:table-cell>
          <table:table-cell table:style-name="ce1" table:formula="of:=MAX([.C10:.C99])" office:value-type="float" office:value="216" calcext:value-type="float">
            <text:p>216</text:p>
          </table:table-cell>
          <table:table-cell table:style-name="ce1" table:formula="of:=MAX([.D10:.D99])" office:value-type="float" office:value="147" calcext:value-type="float">
            <text:p>147</text:p>
          </table:table-cell>
          <table:table-cell table:style-name="ce1"/>
          <table:table-cell table:style-name="ce1" table:formula="of:=MAX([.F10:.F99])" office:value-type="float" office:value="149" calcext:value-type="float">
            <text:p>149</text:p>
          </table:table-cell>
          <table:table-cell table:style-name="ce1" table:formula="of:=MAX([.G10:.G99])" office:value-type="float" office:value="99" calcext:value-type="float">
            <text:p>99</text:p>
          </table:table-cell>
          <table:table-cell table:style-name="ce1" table:formula="of:=MAX([.H10:.H99])" office:value-type="float" office:value="239" calcext:value-type="float">
            <text:p>239</text:p>
          </table:table-cell>
          <table:table-cell table:style-name="ce1"/>
          <table:table-cell table:style-name="ce1" table:formula="of:=MAX([.J10:.J99])" office:value-type="float" office:value="27" calcext:value-type="float">
            <text:p>27</text:p>
          </table:table-cell>
          <table:table-cell table:style-name="ce1" table:formula="of:=MAX([.K10:.K99])" office:value-type="float" office:value="222" calcext:value-type="float">
            <text:p>222</text:p>
          </table:table-cell>
          <table:table-cell table:style-name="ce1" table:formula="of:=MAX([.L10:.L99])" office:value-type="float" office:value="149" calcext:value-type="float">
            <text:p>149</text:p>
          </table:table-cell>
          <table:table-cell table:style-name="ce1"/>
          <table:table-cell table:style-name="ce1" table:formula="of:=MAX([.N10:.N99])" office:value-type="float" office:value="62" calcext:value-type="float">
            <text:p>62</text:p>
          </table:table-cell>
          <table:table-cell table:style-name="ce1" table:formula="of:=MAX([.O10:.O99])" office:value-type="float" office:value="213" calcext:value-type="float">
            <text:p>213</text:p>
          </table:table-cell>
          <table:table-cell table:style-name="ce1" table:formula="of:=MAX([.P10:.P99])" office:value-type="float" office:value="129" calcext:value-type="float">
            <text:p>129</text:p>
          </table:table-cell>
          <table:table-cell table:style-name="ce1" table:number-columns-repeated="1008"/>
        </table:table-row>
        <table:table-row table:style-name="ro3">
          <table:table-cell table:style-name="ce2" office:value-type="string" calcext:value-type="string">
            <text:p>stddev</text:p>
          </table:table-cell>
          <table:table-cell table:style-name="ce2" table:formula="of:=STDEV([.B11:.B100])" office:value-type="float" office:value="5.51866797357221" calcext:value-type="float">
            <text:p>6</text:p>
          </table:table-cell>
          <table:table-cell table:style-name="ce2" table:formula="of:=STDEV([.C11:.C100])" office:value-type="float" office:value="3.99407220616451" calcext:value-type="float">
            <text:p>4</text:p>
          </table:table-cell>
          <table:table-cell table:style-name="ce2" table:formula="of:=STDEV([.D11:.D100])" office:value-type="float" office:value="12.8073382486469" calcext:value-type="float">
            <text:p>13</text:p>
          </table:table-cell>
          <table:table-cell table:style-name="ce2"/>
          <table:table-cell table:style-name="ce2" table:formula="of:=STDEV([.F11:.F100])" office:value-type="float" office:value="14.8397524901278" calcext:value-type="float">
            <text:p>15</text:p>
          </table:table-cell>
          <table:table-cell table:style-name="ce2" table:formula="of:=STDEV([.G11:.G100])" office:value-type="float" office:value="22.2704159945751" calcext:value-type="float">
            <text:p>22</text:p>
          </table:table-cell>
          <table:table-cell table:style-name="ce2" table:formula="of:=STDEV([.H11:.H100])" office:value-type="float" office:value="16.7254914275206" calcext:value-type="float">
            <text:p>17</text:p>
          </table:table-cell>
          <table:table-cell table:style-name="ce2"/>
          <table:table-cell table:style-name="ce2" table:formula="of:=STDEV([.J11:.J100])" office:value-type="float" office:value="5.84518210547403" calcext:value-type="float">
            <text:p>6</text:p>
          </table:table-cell>
          <table:table-cell table:style-name="ce2" table:formula="of:=STDEV([.K11:.K100])" office:value-type="float" office:value="14.7229282204531" calcext:value-type="float">
            <text:p>15</text:p>
          </table:table-cell>
          <table:table-cell table:style-name="ce2" table:formula="of:=STDEV([.L11:.L100])" office:value-type="float" office:value="26.3790417974923" calcext:value-type="float">
            <text:p>26</text:p>
          </table:table-cell>
          <table:table-cell table:style-name="ce2"/>
          <table:table-cell table:style-name="ce2" table:formula="of:=STDEV([.N11:.N100])" office:value-type="float" office:value="2.06295158226489" calcext:value-type="float">
            <text:p>2</text:p>
          </table:table-cell>
          <table:table-cell table:style-name="ce2" table:formula="of:=STDEV([.O11:.O100])" office:value-type="float" office:value="3.19845716012083" calcext:value-type="float">
            <text:p>3</text:p>
          </table:table-cell>
          <table:table-cell table:style-name="ce2" table:formula="of:=STDEV([.P11:.P100])" office:value-type="float" office:value="5.59280673539567" calcext:value-type="float">
            <text:p>6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 calcext:value-type="string">
            <text:p>avg</text:p>
          </table:table-cell>
          <table:table-cell table:style-name="ce2" table:formula="of:=AVERAGE([.B12:.B101])" office:value-type="float" office:value="93.9102564102564" calcext:value-type="float">
            <text:p>94</text:p>
          </table:table-cell>
          <table:table-cell table:style-name="ce2" table:formula="of:=AVERAGE([.C12:.C101])" office:value-type="float" office:value="208.230769230769" calcext:value-type="float">
            <text:p>208</text:p>
          </table:table-cell>
          <table:table-cell table:style-name="ce2" table:formula="of:=AVERAGE([.D12:.D101])" office:value-type="float" office:value="118.730769230769" calcext:value-type="float">
            <text:p>119</text:p>
          </table:table-cell>
          <table:table-cell table:style-name="ce2"/>
          <table:table-cell table:style-name="ce2" table:formula="of:=AVERAGE([.F12:.F101])" office:value-type="float" office:value="121.085714285714" calcext:value-type="float">
            <text:p>121</text:p>
          </table:table-cell>
          <table:table-cell table:style-name="ce2" table:formula="of:=AVERAGE([.G12:.G101])" office:value-type="float" office:value="26.4" calcext:value-type="float">
            <text:p>26</text:p>
          </table:table-cell>
          <table:table-cell table:style-name="ce2" table:formula="of:=AVERAGE([.H12:.H101])" office:value-type="float" office:value="223.314285714286" calcext:value-type="float">
            <text:p>223</text:p>
          </table:table-cell>
          <table:table-cell table:style-name="ce2"/>
          <table:table-cell table:style-name="ce2" table:formula="of:=AVERAGE([.J12:.J101])" office:value-type="float" office:value="14.44" calcext:value-type="float">
            <text:p>14</text:p>
          </table:table-cell>
          <table:table-cell table:style-name="ce2" table:formula="of:=AVERAGE([.K12:.K101])" office:value-type="float" office:value="201.04" calcext:value-type="float">
            <text:p>201</text:p>
          </table:table-cell>
          <table:table-cell table:style-name="ce2" table:formula="of:=AVERAGE([.L12:.L101])" office:value-type="float" office:value="112.08" calcext:value-type="float">
            <text:p>112</text:p>
          </table:table-cell>
          <table:table-cell table:style-name="ce2"/>
          <table:table-cell table:style-name="ce2" table:formula="of:=AVERAGE([.N12:.N101])" office:value-type="float" office:value="59.5641025641026" calcext:value-type="float">
            <text:p>60</text:p>
          </table:table-cell>
          <table:table-cell table:style-name="ce2" table:formula="of:=AVERAGE([.O12:.O101])" office:value-type="float" office:value="204.717948717949" calcext:value-type="float">
            <text:p>205</text:p>
          </table:table-cell>
          <table:table-cell table:style-name="ce2" table:formula="of:=AVERAGE([.P12:.P101])" office:value-type="float" office:value="118.974358974359" calcext:value-type="float">
            <text:p>119</text:p>
          </table:table-cell>
          <table:table-cell table:style-name="ce2" table:number-columns-repeated="100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04" calcext:value-type="float">
            <text:p>204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7" calcext:value-type="float">
            <text:p>207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07" calcext:value-type="float">
            <text:p>207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float" office:value="208" calcext:value-type="float">
            <text:p>208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07" calcext:value-type="float">
            <text:p>207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8" calcext:value-type="float">
            <text:p>20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office:value-type="float" office:value="213" calcext:value-type="float">
            <text:p>21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06" calcext:value-type="float">
            <text:p>206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211" calcext:value-type="float">
            <text:p>21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5" calcext:value-type="float">
            <text:p>205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04" calcext:value-type="float">
            <text:p>204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float" office:value="210" calcext:value-type="float">
            <text:p>21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4" calcext:value-type="float">
            <text:p>20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04" calcext:value-type="float">
            <text:p>204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211" calcext:value-type="float">
            <text:p>21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02" calcext:value-type="float">
            <text:p>202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float" office:value="210" calcext:value-type="float">
            <text:p>2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float" office:value="211" calcext:value-type="float">
            <text:p>21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0" calcext:value-type="float">
            <text:p>21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04" calcext:value-type="float">
            <text:p>204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9" calcext:value-type="float">
            <text:p>209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04" calcext:value-type="float">
            <text:p>204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float" office:value="207" calcext:value-type="float">
            <text:p>20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204" calcext:value-type="float">
            <text:p>204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9" calcext:value-type="float">
            <text:p>20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05" calcext:value-type="float">
            <text:p>205</text:p>
          </table:table-cell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office:value-type="float" office:value="207" calcext:value-type="float">
            <text:p>20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07" calcext:value-type="float">
            <text:p>207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float" office:value="212" calcext:value-type="float">
            <text:p>21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05" calcext:value-type="float">
            <text:p>205</text:p>
          </table:table-cell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float" office:value="214" calcext:value-type="float">
            <text:p>21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office:value-type="float" office:value="209" calcext:value-type="float">
            <text:p>20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float" office:value="212" calcext:value-type="float">
            <text:p>212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07" calcext:value-type="float">
            <text:p>207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07" calcext:value-type="float">
            <text:p>207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208" calcext:value-type="float">
            <text:p>208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7" calcext:value-type="float">
            <text:p>20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13" calcext:value-type="float">
            <text:p>213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7" calcext:value-type="float">
            <text:p>20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10" calcext:value-type="float">
            <text:p>210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207" calcext:value-type="float">
            <text:p>20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9" calcext:value-type="float">
            <text:p>20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207" calcext:value-type="float">
            <text:p>20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06" calcext:value-type="float">
            <text:p>206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float" office:value="205" calcext:value-type="float">
            <text:p>20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05" calcext:value-type="float">
            <text:p>205</text:p>
          </table:table-cell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float" office:value="207" calcext:value-type="float">
            <text:p>20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6" calcext:value-type="float">
            <text:p>20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float" office:value="210" calcext:value-type="float">
            <text:p>21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204" calcext:value-type="float">
            <text:p>20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float" office:value="211" calcext:value-type="float">
            <text:p>21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208" calcext:value-type="float">
            <text:p>208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float" office:value="210" calcext:value-type="float">
            <text:p>21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227" calcext:value-type="float">
            <text:p>227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float" office:value="212" calcext:value-type="float">
            <text:p>21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float" office:value="205" calcext:value-type="float">
            <text:p>20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7" calcext:value-type="float">
            <text:p>27</text:p>
          </table:table-cell>
          <table:table-cell office:value-type="float" office:value="225" calcext:value-type="float">
            <text:p>225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198" calcext:value-type="float">
            <text:p>198</text:p>
          </table:table-cell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float" office:value="203" calcext:value-type="float">
            <text:p>20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office:value-type="float" office:value="229" calcext:value-type="float">
            <text:p>229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float" office:value="198" calcext:value-type="float">
            <text:p>19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196" calcext:value-type="float">
            <text:p>196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float" office:value="198" calcext:value-type="float">
            <text:p>19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204" calcext:value-type="float">
            <text:p>204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float" office:value="210" calcext:value-type="float">
            <text:p>21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206" calcext:value-type="float">
            <text:p>20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float" office:value="216" calcext:value-type="float">
            <text:p>216</text:p>
          </table:table-cell>
          <table:table-cell office:value-type="float" office:value="143" calcext:value-type="float">
            <text:p>143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204" calcext:value-type="float">
            <text:p>204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float" office:value="213" calcext:value-type="float">
            <text:p>213</text:p>
          </table:table-cell>
          <table:table-cell office:value-type="float" office:value="147" calcext:value-type="float">
            <text:p>147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199" calcext:value-type="float">
            <text:p>199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float" office:value="212" calcext:value-type="float">
            <text:p>212</text:p>
          </table:table-cell>
          <table:table-cell office:value-type="float" office:value="137" calcext:value-type="float">
            <text:p>137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202" calcext:value-type="float">
            <text:p>202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float" office:value="211" calcext:value-type="float">
            <text:p>211</text:p>
          </table:table-cell>
          <table:table-cell office:value-type="float" office:value="133" calcext:value-type="float">
            <text:p>133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office:value-type="float" office:value="213" calcext:value-type="float">
            <text:p>213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208" calcext:value-type="float">
            <text:p>208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float" office:value="208" calcext:value-type="float">
            <text:p>208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float" office:value="210" calcext:value-type="float">
            <text:p>210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208" calcext:value-type="float">
            <text:p>208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 office:value-type="float" office:value="213" calcext:value-type="float">
            <text:p>213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office:value-type="float" office:value="215" calcext:value-type="float">
            <text:p>215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211" calcext:value-type="float">
            <text:p>211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210" calcext:value-type="float">
            <text:p>210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office:value-type="float" office:value="207" calcext:value-type="float">
            <text:p>207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204" calcext:value-type="float">
            <text:p>204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office:value-type="float" office:value="199" calcext:value-type="float">
            <text:p>199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203" calcext:value-type="float">
            <text:p>203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float" office:value="200" calcext:value-type="float">
            <text:p>200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float" office:value="204" calcext:value-type="float">
            <text:p>204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office:value-type="float" office:value="208" calcext:value-type="float">
            <text:p>208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 office:value-type="float" office:value="203" calcext:value-type="float">
            <text:p>203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206" calcext:value-type="float">
            <text:p>206</text:p>
          </table:table-cell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float" office:value="211" calcext:value-type="float">
            <text:p>211</text:p>
          </table:table-cell>
          <table:table-cell office:value-type="float" office:value="132" calcext:value-type="float">
            <text:p>132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211" calcext:value-type="float">
            <text:p>211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float" office:value="211" calcext:value-type="float">
            <text:p>211</text:p>
          </table:table-cell>
          <table:table-cell office:value-type="float" office:value="132" calcext:value-type="float">
            <text:p>132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float" office:value="211" calcext:value-type="float">
            <text:p>211</text:p>
          </table:table-cell>
          <table:table-cell office:value-type="float" office:value="132" calcext:value-type="float">
            <text:p>132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2" calcext:value-type="float">
            <text:p>102</text:p>
          </table:table-cell>
          <table:table-cell office:value-type="float" office:value="212" calcext:value-type="float">
            <text:p>212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float" office:value="212" calcext:value-type="float">
            <text:p>212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office:value-type="float" office:value="209" calcext:value-type="float">
            <text:p>209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ew </meta:initial-creator>
    <meta:creation-date>2013-04-16T13:58:35</meta:creation-date>
    <dc:date>2014-04-03T16:21:52.542554431</dc:date>
    <dc:creator>Drew </dc:creator>
    <meta:editing-duration>PT8M33S</meta:editing-duration>
    <meta:editing-cycles>6</meta:editing-cycles>
    <meta:generator>LibreOffice/4.1.3.2$Linux_X86_64 LibreOffice_project/410m0$Build-2</meta:generator>
    <meta:document-statistic meta:table-count="2" meta:cell-count="626" meta:object-count="0"/>
  </office:meta>
</office:document-meta>
</file>